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style:line-height-at-least="0.635cm" fo:orphans="2" fo:widows="2" fo:text-indent="0cm" style:auto-text-indent="false" fo:padding="0cm" fo:border="none"/>
    </style:style>
    <style:style style:name="T1" style:family="text">
      <style:text-properties fo:font-variant="normal" fo:text-transform="none" style:font-name="Helvetica" fo:font-size="12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1.</text:span></text:span><text:span text:style-name="T1"> Write a Python script to sort (ascending and descending) a dictionary by value.</text:span></text:p>
      <text:p text:style-name="P1"><text:span text:style-name="Strong_20_Emphasis"><text:span text:style-name="T1">2. </text:span></text:span><text:span text:style-name="T1">Write a Python script to add a key to a dictionary.</text:span></text:p>
      <text:p text:style-name="P1"><text:span text:style-name="T1">Sample Dictionary : {0: 10, 1: 20}<text:line-break/>Expected Result : {0: 10, 1: 20, 2: 30}</text:span></text:p>
      <text:p text:style-name="P1"><text:span text:style-name="Strong_20_Emphasis"><text:span text:style-name="T1">3.</text:span></text:span><text:span text:style-name="T1"> Write a Python script to concatenate following dictionaries to create a new one.</text:span></text:p>
      <text:p text:style-name="P1"><text:span text:style-name="T1">Sample Dictionary : <text:line-break/>dic1={1:10, 2:20} <text:line-break/>dic2={3:30, 4:40} <text:line-break/>dic3={5:50,6:60}<text:line-break/>Expected Result : {1: 10, 2: 20, 3: 30, 4: 40, 5: 50, 6: 60}</text:span></text:p>
      <text:p text:style-name="P1"><text:span text:style-name="Strong_20_Emphasis"><text:span text:style-name="T1">4.</text:span></text:span><text:span text:style-name="T1"> Write a Python script to check if a given key already exists in a dictionary.</text:span></text:p>
      <text:p text:style-name="P1"><text:span text:style-name="Strong_20_Emphasis"><text:span text:style-name="T1">5.</text:span></text:span><text:span text:style-name="T1"> Write a Python program to iterate over dictionaries using for loops.</text:span></text:p>
      <text:p text:style-name="P1"><text:span text:style-name="Strong_20_Emphasis"><text:span text:style-name="T1">6.</text:span></text:span><text:span text:style-name="T1">Write a Python script to generate and print a dictionary that contains a number (between 1 and n) in the form (x, x*x).<text:line-break/>Sample Dictionary ( n = 5) : <text:line-break/>Expected Output : {1: 1, 2: 4, 3: 9, 4: 16, 5: 25}</text:span></text:p>
      <text:p text:style-name="P1"><text:span text:style-name="Strong_20_Emphasis"><text:span text:style-name="T1">7.</text:span></text:span><text:span text:style-name="T1"> Write a Python script to print a dictionary where the keys are numbers between 1 and 15 (both included) and the values are square of keys.<text:line-break/>Sample Dictionary <text:line-break/>{1: 1, 2: 4, 3: 9, 4: 16, 5: 25, 6: 36, 7: 49, 8: 64, 9: 81, 10: 100, 11: 121, 12: 144, 13: 169, 14: 196, 15: 225}</text:span></text:p>
      <text:p text:style-name="P1"><text:span text:style-name="Strong_20_Emphasis"><text:span text:style-name="T1">8.</text:span></text:span><text:span text:style-name="T1"> Write a Python script to merge two Python dictionaries.</text:span></text:p>
      <text:p text:style-name="P1"><text:span text:style-name="Strong_20_Emphasis"><text:span text:style-name="T1">9.</text:span></text:span><text:span text:style-name="T1"> Write a Python program to iterate over dictionaries using for loops.</text:span></text:p>
      <text:p text:style-name="P1"><text:span text:style-name="Strong_20_Emphasis"><text:span text:style-name="T1">10.</text:span></text:span><text:span text:style-name="T1"> Write a Python program to sum all the items in a dictionary.</text:span></text:p>
      <text:p text:style-name="P1"><text:span text:style-name="Strong_20_Emphasis"><text:span text:style-name="T1">11.</text:span></text:span><text:span text:style-name="T1"> Write a Python program to multiply all the items in a dictionary.</text:span></text:p>
      <text:p text:style-name="P1"><text:span text:style-name="Strong_20_Emphasis"><text:span text:style-name="T1">12.</text:span></text:span><text:span text:style-name="T1"> Write a Python program to remove a key from a dictionary.</text:span></text:p>
      <text:p text:style-name="P1"><text:span text:style-name="Strong_20_Emphasis"><text:span text:style-name="T1">13.</text:span></text:span><text:span text:style-name="T1"> Write a Python program to map two lists into a dictionary.</text:span></text:p>
      <text:p text:style-name="P1"><text:span text:style-name="Strong_20_Emphasis"><text:span text:style-name="T1">14.</text:span></text:span><text:span text:style-name="T1"> Write a Python program to sort a dictionary by key.</text:span></text:p>
      <text:p text:style-name="P1"><text:span text:style-name="Strong_20_Emphasis"><text:span text:style-name="T1">15.</text:span></text:span><text:span text:style-name="T1"> Write a Python program to get the maximum and minimum value in a dictionary.</text:span></text:p>
      <text:p text:style-name="P1"><text:soft-page-break/><text:span text:style-name="Strong_20_Emphasis"><text:span text:style-name="T1">16.</text:span></text:span><text:span text:style-name="T1">Write a Python program to get a dictionary from an object's fields.</text:span></text:p>
      <text:p text:style-name="P1"><text:span text:style-name="Strong_20_Emphasis"><text:span text:style-name="T1">17.</text:span></text:span><text:span text:style-name="T1"> Write a Python program to remove duplicates from Dictionary.</text:span></text:p>
      <text:p text:style-name="P1"><text:span text:style-name="Strong_20_Emphasis"><text:span text:style-name="T1">18.</text:span></text:span><text:span text:style-name="T1"> Write a Python program to check a dictionary is empty or not.</text:span></text:p>
      <text:p text:style-name="P1"><text:span text:style-name="Strong_20_Emphasis"><text:span text:style-name="T1">19.</text:span></text:span><text:span text:style-name="T1"> Write a Python program to combine two dictionary adding values for common keys.<text:line-break/>d1 = {'a': 100, 'b': 200, 'c':300}<text:line-break/>d2 = {'a': 300, 'b': 200, 'd':400}<text:line-break/>Sample output: Counter({'a': 400, 'b': 400, 'd': 400, 'c': 300})</text:span></text:p>
      <text:p text:style-name="P1"><text:span text:style-name="Strong_20_Emphasis"><text:span text:style-name="T1">20.</text:span></text:span><text:span text:style-name="T1"> Write a Python program to print all unique values in a dictionary.<text:line-break/>Sample Data : [{"V":"S001"}, {"V": "S002"}, {"VI": "S001"}, {"VI": "S005"}, {"VII":"S005"}, {"V":"S009"},{"VIII":"S007"}]<text:line-break/>Expected Output : Unique Values: {'S005', 'S002', 'S007', 'S001', 'S009'}</text:span></text:p>
      <text:p text:style-name="P1"><text:span text:style-name="Strong_20_Emphasis"><text:span text:style-name="T1">21.</text:span></text:span><text:span text:style-name="T1"> Write a Python program to create and display all combinations of letters, selecting each letter from a different key in a dictionary.<text:line-break/>Sample data : {'1':['a','b'], '2':['c','d']}<text:line-break/>Expected Output: <text:line-break/>ac<text:line-break/>ad<text:line-break/>bc<text:line-break/>bd</text:span></text:p>
      <text:p text:style-name="P1"><text:span text:style-name="Strong_20_Emphasis"><text:span text:style-name="T1">22.</text:span></text:span><text:span text:style-name="T1"> Write a Python program to find the highest 3 values in a dictionary.</text:span></text:p>
      <text:p text:style-name="P1"><text:span text:style-name="Strong_20_Emphasis"><text:span text:style-name="T1">23.</text:span></text:span><text:span text:style-name="T1"> Write a Python program to combine values in python list of dictionaries.<text:line-break/>Sample data: [{'item': 'item1', 'amount': 400}, {'item': 'item2', 'amount': 300}, {'item': 'item1', 'amount': 750}]<text:line-break/>Expected Output: Counter({'item1': 1150, 'item2': 300})</text:span></text:p>
      <text:p text:style-name="P1"><text:span text:style-name="Strong_20_Emphasis"><text:span text:style-name="T1">24.</text:span></text:span><text:span text:style-name="T1"> Write a Python program to create a dictionary from a string.<text:line-break/>Note: Track the count of the letters from the string.<text:line-break/>Sample string : 'w3resource'<text:line-break/>Expected output: {'3': 1, 's': 1, 'r': 2, 'u': 1, 'w': 1, 'c': 1, 'e': 2, 'o': 1}</text:span></text:p>
      <text:p text:style-name="P1"><text:span text:style-name="Strong_20_Emphasis"><text:span text:style-name="T1">25.</text:span></text:span><text:span text:style-name="T1"> Write a Python program to print a dictionary in table format.</text:span></text:p>
      <text:p text:style-name="P1"><text:span text:style-name="Strong_20_Emphasis"><text:span text:style-name="T1">26.</text:span></text:span><text:span text:style-name="T1"> Write a Python program to count the values associated with key in a dictionary.<text:line-break/>Sample data: = [{'id': 1, 'success': True, 'name': 'Lary'}, {'id': 2, 'success': False, 'name': 'Rabi'}, {'id': 3, 'success': True, 'name': 'Alex'}]<text:line-break/></text:span><text:soft-page-break/><text:span text:style-name="T1">Expected result: Count of how many dictionaries have success as True<text:line-break/></text:span></text:p>
      <text:p text:style-name="P1"><text:span text:style-name="Strong_20_Emphasis"><text:span text:style-name="T1">27.</text:span></text:span><text:span text:style-name="T1"> Write a Python program to convert a list into a nested dictionary of keys.</text:span></text:p>
      <text:p text:style-name="P1"><text:span text:style-name="Strong_20_Emphasis"><text:span text:style-name="T1">28.</text:span></text:span><text:span text:style-name="T1"> Write a Python program to sort a list alphabetically in a dictionary.</text:span></text:p>
      <text:p text:style-name="P1"><text:span text:style-name="Strong_20_Emphasis"><text:span text:style-name="T1">29.</text:span></text:span><text:span text:style-name="T1"> Write a Python program to remove spaces from dictionary keys.</text:span></text:p>
      <text:p text:style-name="P1"><text:span text:style-name="Strong_20_Emphasis"><text:span text:style-name="T1">30.</text:span></text:span><text:span text:style-name="T1"> Write a Python program to get the top three items in a shop.<text:line-break/>Sample data: {'item1': 45.50, 'item2':35, 'item3': 41.30, 'item4':55, 'item5': 24}<text:line-break/>Expected Output: <text:line-break/>item4 55<text:line-break/>item1 45.5<text:line-break/>item3 41.3</text:span></text:p>
      <text:p text:style-name="P1"><text:span text:style-name="Strong_20_Emphasis"><text:span text:style-name="T1">31.</text:span></text:span><text:span text:style-name="T1"> Write a Python program to get the key, value and item in a dictionary<text:line-break/></text:span><text:a xlink:type="simple" xlink:href="https://www.w3resource.com/python-exercises/dictionary/python-data-type-dictionary-exercise-31.php" office:target-frame-name="_blank" xlink:show="new" text:style-name="Internet_20_link" text:visited-style-name="Visited_20_Internet_20_Link"><text:span text:style-name="T1">Click me to see the sample solution</text:span></text:a></text:p>
      <text:p text:style-name="P1"><text:span text:style-name="Strong_20_Emphasis"><text:span text:style-name="T1">32.</text:span></text:span><text:span text:style-name="T1"> Write a Python program to print a dictionary line by line.</text:span></text:p>
      <text:p text:style-name="P1"><text:span text:style-name="Strong_20_Emphasis"><text:span text:style-name="T1">33.</text:span></text:span><text:span text:style-name="T1"> Write a Python program to check multiple keys exists in a dictionary.</text:span></text:p>
      <text:p text:style-name="P1"><text:span text:style-name="Strong_20_Emphasis"><text:span text:style-name="T1">34.</text:span></text:span><text:span text:style-name="T1"> Write a Python program to count number of items in a dictionary value that is a list.</text:span></text:p>
      <text:p text:style-name="P1"><text:span text:style-name="Strong_20_Emphasis"><text:span text:style-name="T1">35.</text:span></text:span><text:span text:style-name="T1"> Write a Python program to sort Counter by value.<text:line-break/>Sample data : {'Math':81, 'Physics':83, 'Chemistry':87}<text:line-break/>Expected data: [('Chemistry', 87), ('Physics', 83), ('Math', 81)]<text:line-break/></text:span></text:p>
      <text:p text:style-name="P1"><text:span text:style-name="Strong_20_Emphasis"><text:span text:style-name="T1">36.</text:span></text:span><text:span text:style-name="T1"> Write a Python program to create a dictionary from two lists without losing duplicate values.<text:line-break/>Sample lists: ['Class-V', 'Class-VI', 'Class-VII', 'Class-VIII'], [1, 2, 2, 3]<text:line-break/>Expected Output: defaultdict(&lt;class 'set'&gt;, {'Class-VII': {2}, 'Class-VI': {2}, 'Class-VIII': {3}, 'Class-V': {1}})<text:line-break/></text:span></text:p>
      <text:p text:style-name="P1"><text:span text:style-name="Strong_20_Emphasis"><text:span text:style-name="T1">37.</text:span></text:span><text:span text:style-name="T1"> Write a Python program to replace dictionary values with their sum.</text:span></text:p>
      <text:p text:style-name="P1"><text:span text:style-name="Strong_20_Emphasis"><text:span text:style-name="T1">38.</text:span></text:span><text:span text:style-name="T1"> Write a Python program to match key values in two dictionaries.<text:line-break/>Sample dictionary: {'key1': 1, 'key2': 3, 'key3': 2}, {'key1': 1, 'key2': 2}<text:line-break/>Expected output: key1: 1 is present in both x and y<text:line-break/>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3:01:11.752684747</meta:creation-date>
    <dc:date>2018-12-01T13:07:45.999398149</dc:date>
    <meta:editing-duration>PT6M36S</meta:editing-duration>
    <meta:editing-cycles>1</meta:editing-cycles>
    <meta:document-statistic meta:table-count="0" meta:image-count="0" meta:object-count="0" meta:page-count="4" meta:paragraph-count="40" meta:word-count="844" meta:character-count="4869" meta:non-whitespace-character-count="4054"/>
    <meta:generator>LibreOffice/6.0.6.2$Linux_X86_64 LibreOffice_project/00m0$Build-2</meta:generator>
  </office:meta>
</office:document-meta>
</file>